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Mediamanager</text:p>
      <text:p text:style-name="P3">Stand: 12.11.2012</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Filemanager<text:tab/>3</text:p>
          <text:p text:style-name="P5">Settings<text:tab/>3</text:p>
        </text:index-body>
      </text:table-of-content>
      <text:p text:style-name="Text_20_body"><text:span text:style-name="Standardtext"><text:span text:style-name="T1"/></text:span></text:p>
      <text:h text:style-name="Heading_20_1" text:outline-level="1"><text:span text:style-name="Standardtext"><text:span text:style-name="T1">Mediamanager</text:span></text:span></text:h>
      <text:p text:style-name="Text_20_body"><text:span text:style-name="Standardtext">Der Mediamanager dient zur Dateiverwaltung im System, bspw. für den Upload von Bildern oder anderen Dateien. Diese Inhalte lassen sich im Portal in Form verschiedener Ausgaben darstellen – als Download-Liste, als Bildergalerie o.Ä. - letzten Endes eine Frage der jeweiligen Templates und gewählten Seitenelement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2">Zusätzlich bietet der </text:span></text:span><text:span text:style-name="Standardtext"><text:span text:style-name="T3">Mediamanager</text:span></text:span><text:span text:style-name="Standardtext"><text:span text:style-name="T2"> für Bilder integrierte Bildbearbeitungsfunktionen an. So können Bilder zugeschnitten und gedreht werden. Da die Bilder an verschiedenen Stellen im System verwendet werden können (Seitenelemente, Bildergalerien) sollte ein Bearbeiten von Bildern wohl bedacht werden.</text:span></text:span></text:p>
      <text:h text:style-name="Heading_20_2" text:outline-level="2"><text:span text:style-name="Standardtext"><text:span text:style-name="T1">Settings</text:span></text:span></text:h>
      <text:p text:style-name="Text_20_body"><text:span text:style-name="Standardtext"><text:span text:style-name="T2">Die Einstellungen „Standard Dateien-Repository“ und „Standard Bilder-Repository“ verweisen auf im Filemanager angelegte Repositories. Diese werden beispielsweise vom WYSIWYG-Editor bei der Auswahl von Bildern und Dateien verwendet. Ist kein Wert angegeben werden alle verfügbare Repositories angebot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 <text:chapter text:display="number-and-name" text:outline-level="2">Mediamanager</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4:31</dc:date>
    <meta:printed-by>Stefan Idler</meta:printed-by>
    <meta:print-date>2008-07-15T22:05:31</meta:print-date>
    <meta:editing-cycles>336</meta:editing-cycles>
    <meta:editing-duration>PT13H38M46S</meta:editing-duration>
    <meta:document-statistic meta:table-count="0" meta:image-count="2" meta:object-count="0" meta:page-count="3" meta:paragraph-count="15" meta:word-count="174" meta:character-count="1365" meta:non-whitespace-character-count="1203"/>
    <meta:user-defined meta:name="Info 1"/>
    <meta:user-defined meta:name="Info 2"/>
    <meta:user-defined meta:name="Info 3"/>
    <meta:user-defined meta:name="Info 4"/>
  </office:meta>
</office:document-meta>
</file>